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_M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14" table:default-cell-style-name="ce2"/>
        <table:table-column table:style-name="co3" table:number-columns-repeated="14" table:default-cell-style-name="ce2"/>
        <table:table-column table:style-name="co4" table:number-columns-repeated="991" table:default-cell-style-name="ce2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3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3" office:value-type="string" calcext:value-type="string" table:number-columns-spanned="1" table:number-rows-spanned="2">
            <text:p>obecności</text:p>
          </table:table-cell>
          <table:table-cell table:style-name="ce3" office:value-type="string" calcext:value-type="string" table:number-columns-spanned="1" table:number-rows-spanned="2">
            <text:p>aktywność</text:p>
          </table:table-cell>
          <table:table-cell table:style-name="ce3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popraw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9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6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9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0313" calcext:value-type="float">
            <text:p>90313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3];[.E3];[.G3];[.I3];[.K3];[.M3];[.O3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3];[.R3];[.T3])" office:value-type="float" office:value="0" calcext:value-type="float">
            <text:p>0</text:p>
          </table:table-cell>
          <table:table-cell table:style-name="ce7" office:value-type="string" calcext:value-type="string">
            <text:p>3p</text:p>
          </table:table-cell>
          <table:table-cell table:style-name="ce1" table:number-columns-repeated="3"/>
          <table:table-cell table:style-name="ce7" office:value-type="string" calcext:value-type="string">
            <text:p>3p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0328" calcext:value-type="float">
            <text:p>90328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4];[.E4];[.G4];[.I4];[.K4];[.M4];[.O4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4];[.R4];[.T4])" office:value-type="float" office:value="0" calcext:value-type="float">
            <text:p>0</text:p>
          </table:table-cell>
          <table:table-cell table:style-name="ce7" office:value-type="string" calcext:value-type="string">
            <text:p>4,5p</text:p>
          </table:table-cell>
          <table:table-cell table:style-name="ce1" table:number-columns-repeated="3"/>
          <table:table-cell table:style-name="ce7" office:value-type="string" calcext:value-type="string">
            <text:p>3,5p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3402" calcext:value-type="float">
            <text:p>934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7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6" table:formula="of:=SUM([.C5];[.E5];[.G5];[.I5];[.K5];[.M5];[.O5])/7" office:value-type="percentage" office:value="1" calcext:value-type="percentage">
            <text:p>10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Q5];[.R5];[.T5])" office:value-type="float" office:value="84" calcext:value-type="float">
            <text:p>84</text:p>
          </table:table-cell>
          <table:table-cell table:style-name="ce1" office:value-type="float" office:value="4.5" calcext:value-type="float">
            <text:p>4,5</text:p>
          </table:table-cell>
          <table:table-cell table:style-name="ce1" table:number-columns-repeated="3"/>
          <table:table-cell table:style-name="ce1" office:value-type="string" calcext:value-type="string">
            <text:p>3,5(ćw.)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1488" calcext:value-type="float">
            <text:p>91488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6];[.E6];[.G6];[.I6];[.K6];[.M6];[.O6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6];[.R6];[.T6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1930" calcext:value-type="float">
            <text:p>9193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7];[.E7];[.G7];[.I7];[.K7];[.M7];[.O7])/7" office:value-type="percentage" office:value="0.571428571428571" calcext:value-type="percentage">
            <text:p>5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7];[.R7];[.T7])" office:value-type="float" office:value="0" calcext:value-type="float">
            <text:p>0</text:p>
          </table:table-cell>
          <table:table-cell table:style-name="ce7"/>
          <table:table-cell table:style-name="ce1"/>
          <table:table-cell table:style-name="ce7"/>
          <table:table-cell table:style-name="ce1" table:number-columns-repeated="6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3807" calcext:value-type="float">
            <text:p>9380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6" table:formula="of:=SUM([.C8];[.E8];[.G8];[.I8];[.K8];[.M8];[.O8])/7" office:value-type="percentage" office:value="0.857142857142857" calcext:value-type="percentage">
            <text:p>86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8];[.R8];[.T8])" office:value-type="float" office:value="0" calcext:value-type="float">
            <text:p>0</text:p>
          </table:table-cell>
          <table:table-cell table:style-name="ce1" table:number-columns-repeated="5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3669" calcext:value-type="float">
            <text:p>93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7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6" table:formula="of:=SUM([.C9];[.E9];[.G9];[.I9];[.K9];[.M9];[.O9])/7" office:value-type="percentage" office:value="1" calcext:value-type="percentage">
            <text:p>10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Q9];[.R9];[.T9])" office:value-type="float" office:value="56" calcext:value-type="float">
            <text:p>56</text:p>
          </table:table-cell>
          <table:table-cell table:style-name="ce10" office:value-type="float" office:value="3" calcext:value-type="float">
            <text:p>3</text:p>
          </table:table-cell>
          <table:table-cell table:style-name="ce1" table:number-columns-repeated="4"/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9285" calcext:value-type="float">
            <text:p>89285</text:p>
          </table:table-cell>
          <table:table-cell table:style-name="ce1" table:number-columns-repeated="10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10];[.E10];[.G10];[.I10];[.K10];[.M10];[.O10])/7" office:value-type="percentage" office:value="0.285714285714286" calcext:value-type="percentage">
            <text:p>29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10];[.R10];[.T10])" office:value-type="float" office:value="0" calcext:value-type="float">
            <text:p>0</text:p>
          </table:table-cell>
          <table:table-cell table:style-name="ce1"/>
          <table:table-cell table:style-name="ce7" table:number-columns-repeated="2"/>
          <table:table-cell table:style-name="ce1" table:number-columns-repeated="6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9286" calcext:value-type="float">
            <text:p>89286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11];[.E11];[.G11];[.I11];[.K11];[.M11];[.O11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11];[.R11];[.T11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744" calcext:value-type="float">
            <text:p>90744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12];[.E12];[.G12];[.I12];[.K12];[.M12];[.O12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12];[.R12];[.T12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7679" calcext:value-type="float">
            <text:p>87679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13];[.E13];[.G13];[.I13];[.K13];[.M13];[.O13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13];[.R13];[.T13])" office:value-type="float" office:value="0" calcext:value-type="float">
            <text:p>0</text:p>
          </table:table-cell>
          <table:table-cell table:style-name="ce7" office:value-type="string" calcext:value-type="string">
            <text:p>3p</text:p>
          </table:table-cell>
          <table:table-cell table:style-name="ce1" table:number-columns-repeated="3"/>
          <table:table-cell table:style-name="ce7" office:value-type="string" calcext:value-type="string">
            <text:p>3p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3405" calcext:value-type="float">
            <text:p>934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14];[.E14];[.G14];[.I14];[.K14];[.M14];[.O14])/7" office:value-type="percentage" office:value="0.857142857142857" calcext:value-type="percentage">
            <text:p>86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Q14];[.R14];[.T14])" office:value-type="float" office:value="2" calcext:value-type="float">
            <text:p>2</text:p>
          </table:table-cell>
          <table:table-cell table:style-name="ce7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93828" calcext:value-type="float">
            <text:p>9382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style-name="ce6" table:formula="of:=SUM([.C15];[.E15];[.G15];[.I15];[.K15];[.M15];[.O15])/7" office:value-type="percentage" office:value="1" calcext:value-type="percentage">
            <text:p>100%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Q15];[.R15];[.T15])" office:value-type="float" office:value="69" calcext:value-type="float">
            <text:p>69</text:p>
          </table:table-cell>
          <table:table-cell table:style-name="ce10" office:value-type="float" office:value="4" calcext:value-type="float">
            <text:p>4</text:p>
          </table:table-cell>
          <table:table-cell table:style-name="ce1" table:number-columns-repeated="8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614" calcext:value-type="float">
            <text:p>93614</text:p>
          </table:table-cell>
          <table:table-cell table:style-name="ce1" table:number-columns-repeated="1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16];[.E16];[.G16];[.I16];[.K16];[.M16];[.O16])/7" office:value-type="percentage" office:value="0.142857142857143" calcext:value-type="percentage">
            <text:p>14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16];[.R16];[.T16])" office:value-type="float" office:value="0" calcext:value-type="float">
            <text:p>0</text:p>
          </table:table-cell>
          <table:table-cell table:style-name="ce7" office:value-type="string" calcext:value-type="string">
            <text:p>3p</text:p>
          </table:table-cell>
          <table:table-cell table:style-name="ce1" table:number-columns-repeated="3"/>
          <table:table-cell table:style-name="ce7" office:value-type="string" calcext:value-type="string">
            <text:p>3p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91980" calcext:value-type="float">
            <text:p>9198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17];[.E17];[.G17];[.I17];[.K17];[.M17];[.O17])/7" office:value-type="percentage" office:value="0.571428571428571" calcext:value-type="percentage">
            <text:p>57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17];[.R17];[.T17])" office:value-type="float" office:value="0" calcext:value-type="float">
            <text:p>0</text:p>
          </table:table-cell>
          <table:table-cell table:style-name="ce7"/>
          <table:table-cell table:style-name="ce1" table:number-columns-repeated="8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407" calcext:value-type="float">
            <text:p>9340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6" table:formula="of:=SUM([.C18];[.E18];[.G18];[.I18];[.K18];[.M18];[.O18])/7" office:value-type="percentage" office:value="0.857142857142857" calcext:value-type="percentage">
            <text:p>86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Q18];[.R18];[.T18])" office:value-type="float" office:value="2" calcext:value-type="float">
            <text:p>2</text:p>
          </table:table-cell>
          <table:table-cell table:style-name="ce1" table:number-columns-repeated="5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3409" calcext:value-type="float">
            <text:p>934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19];[.E19];[.G19];[.I19];[.K19];[.M19];[.O19])/7" office:value-type="percentage" office:value="0.857142857142857" calcext:value-type="percentage">
            <text:p>86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Q19];[.R19];[.T19])" office:value-type="float" office:value="7" calcext:value-type="float">
            <text:p>7</text:p>
          </table:table-cell>
          <table:table-cell table:style-name="ce7" office:value-type="string" calcext:value-type="string">
            <text:p>3(T2)</text:p>
          </table:table-cell>
          <table:table-cell table:style-name="ce1" table:number-columns-repeated="4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93742" calcext:value-type="float">
            <text:p>9374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7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6" table:formula="of:=SUM([.C20];[.E20];[.G20];[.I20];[.K20];[.M20];[.O20])/7" office:value-type="percentage" office:value="0.857142857142857" calcext:value-type="percentage">
            <text:p>86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Q20];[.R20];[.T20])" office:value-type="float" office:value="73" calcext:value-type="float">
            <text:p>7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4(ćw.)</text:p>
          </table:table-cell>
          <table:table-cell table:style-name="ce1" table:number-columns-repeated="4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93412" calcext:value-type="float">
            <text:p>9341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21];[.E21];[.G21];[.I21];[.K21];[.M21];[.O21])/7" office:value-type="percentage" office:value="0.714285714285714" calcext:value-type="percentage">
            <text:p>71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21];[.R21];[.T21])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93413" calcext:value-type="float">
            <text:p>9341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6" table:formula="of:=SUM([.C22];[.E22];[.G22];[.I22];[.K22];[.M22];[.O22])/7" office:value-type="percentage" office:value="0.857142857142857" calcext:value-type="percentage">
            <text:p>86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Q22];[.R22];[.T22])" office:value-type="float" office:value="0" calcext:value-type="float">
            <text:p>0</text:p>
          </table:table-cell>
          <table:table-cell table:style-name="ce7" office:value-type="string" calcext:value-type="string">
            <text:p>3(T2)</text:p>
          </table:table-cell>
          <table:table-cell table:style-name="ce1" table:number-columns-repeated="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91490" calcext:value-type="float">
            <text:p>91490</text:p>
          </table:table-cell>
          <table:table-cell table:style-name="ce1" table:number-columns-repeated="2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29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29"/>
          <table:table-cell table:number-columns-repeated="99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29"/>
          <table:table-cell table:number-columns-repeated="99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29"/>
          <table:table-cell table:number-columns-repeated="99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29"/>
          <table:table-cell table:number-columns-repeated="99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29"/>
          <table:table-cell table:number-columns-repeated="99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29"/>
          <table:table-cell table:number-columns-repeated="99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29"/>
          <table:table-cell table:number-columns-repeated="99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29"/>
          <table:table-cell table:number-columns-repeated="991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 style:data-style-name="N2" text:time-value="09:18:11.10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10:53:55.739000000</meta:creation-date>
    <dc:date>2023-02-15T09:32:35.916000000</dc:date>
    <meta:editing-duration>PT1H51M18S</meta:editing-duration>
    <meta:editing-cycles>51</meta:editing-cycles>
    <meta:generator>LibreOffice/6.0.5.2$Windows_X86_64 LibreOffice_project/54c8cbb85f300ac59db32fe8a675ff7683cd5a16</meta:generator>
    <meta:document-statistic meta:table-count="1" meta:cell-count="303" meta:object-count="0"/>
  </office:meta>
</office:document-meta>
</file>